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1409in"/>
    </style:style>
    <style:style style:name="co2" style:family="table-column">
      <style:table-column-properties fo:break-before="auto" style:column-width="0.8299in"/>
    </style:style>
    <style:style style:name="co3" style:family="table-column">
      <style:table-column-properties fo:break-before="auto" style:column-width="0.8728in"/>
    </style:style>
    <style:style style:name="co4" style:family="table-column">
      <style:table-column-properties fo:break-before="auto" style:column-width="0.8835in"/>
    </style:style>
    <style:style style:name="co5" style:family="table-column">
      <style:table-column-properties fo:break-before="auto" style:column-width="0.3681in"/>
    </style:style>
    <style:style style:name="co6" style:family="table-column">
      <style:table-column-properties fo:break-before="auto" style:column-width="0.6256in"/>
    </style:style>
    <style:style style:name="co7" style:family="table-column">
      <style:table-column-properties fo:break-before="auto" style:column-width="0.7654in"/>
    </style:style>
    <style:style style:name="co8" style:family="table-column">
      <style:table-column-properties fo:break-before="auto" style:column-width="2.0646in"/>
    </style:style>
    <style:style style:name="co9" style:family="table-column">
      <style:table-column-properties fo:break-before="auto" style:column-width="2.4291in"/>
    </style:style>
    <style:style style:name="co10" style:family="table-column">
      <style:table-column-properties fo:break-before="auto" style:column-width="3.75in"/>
    </style:style>
    <style:style style:name="co11" style:family="table-column">
      <style:table-column-properties fo:break-before="auto" style:column-width="0.722in"/>
    </style:style>
    <style:style style:name="co12" style:family="table-column">
      <style:table-column-properties fo:break-before="auto" style:column-width="2.3835in"/>
    </style:style>
    <style:style style:name="co13" style:family="table-column">
      <style:table-column-properties fo:break-before="auto" style:column-width="1.3339in"/>
    </style:style>
    <style:style style:name="co14" style:family="table-column">
      <style:table-column-properties fo:break-before="auto" style:column-width="1.3453in"/>
    </style:style>
    <style:style style:name="co15" style:family="table-column">
      <style:table-column-properties fo:break-before="auto" style:column-width="0.9583in"/>
    </style:style>
    <style:style style:name="co16" style:family="table-column">
      <style:table-column-properties fo:break-before="auto" style:column-width="1.1945in"/>
    </style:style>
    <style:style style:name="co17" style:family="table-column">
      <style:table-column-properties fo:break-before="auto" style:column-width="4.7382in"/>
    </style:style>
    <style:style style:name="co18" style:family="table-column">
      <style:table-column-properties fo:break-before="auto" style:column-width="3.2827in"/>
    </style:style>
    <style:style style:name="co19" style:family="table-column">
      <style:table-column-properties fo:break-before="auto" style:column-width="1.9138in"/>
    </style:style>
    <style:style style:name="co20" style:family="table-column">
      <style:table-column-properties fo:break-before="auto" style:column-width="1.6244in"/>
    </style:style>
    <style:style style:name="co21" style:family="table-column">
      <style:table-column-properties fo:break-before="auto" style:column-width="1.0445in"/>
    </style:style>
    <style:style style:name="co2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Walker's competency data-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1"/>
        <table:table-row table:style-name="ro1">
          <table:table-cell office:value-type="string" calcext:value-type="string">
            <text:p>Action Needed</text:p>
          </table:table-cell>
          <table:table-cell office:value-type="string" calcext:value-type="string">
            <text:p>Student Id</text:p>
          </table:table-cell>
          <table:table-cell office:value-type="string" calcext:value-type="string">
            <text:p>Last Name</text:p>
          </table:table-cell>
          <table:table-cell office:value-type="string" calcext:value-type="string">
            <text:p>First Name</text:p>
          </table:table-cell>
          <table:table-cell office:value-type="string" calcext:value-type="string">
            <text:p>M.I.</text:p>
          </table:table-cell>
          <table:table-cell office:value-type="string" calcext:value-type="string">
            <text:p>Gender</text:p>
          </table:table-cell>
          <table:table-cell office:value-type="string" calcext:value-type="string">
            <text:p>Birthdate</text:p>
          </table:table-cell>
          <table:table-cell office:value-type="string" calcext:value-type="string">
            <text:p>Subject</text:p>
          </table:table-cell>
          <table:table-cell office:value-type="string" calcext:value-type="string">
            <text:p>Subject Group</text:p>
          </table:table-cell>
          <table:table-cell office:value-type="string" calcext:value-type="string">
            <text:p>Target</text:p>
          </table:table-cell>
          <table:table-cell office:value-type="string" calcext:value-type="string">
            <text:p>Target Id</text:p>
          </table:table-cell>
          <table:table-cell office:value-type="string" calcext:value-type="string">
            <text:p>Target Description</text:p>
          </table:table-cell>
          <table:table-cell office:value-type="string" calcext:value-type="string">
            <text:p>Target Evaluation</text:p>
          </table:table-cell>
          <table:table-cell office:value-type="string" calcext:value-type="string">
            <text:p>Evaluator Name</text:p>
          </table:table-cell>
          <table:table-cell office:value-type="string" calcext:value-type="string">
            <text:p>Evaluator Id</text:p>
          </table:table-cell>
          <table:table-cell table:style-name="Default" office:value-type="string" calcext:value-type="string">
            <text:p>Date Evaluated</text:p>
          </table:table-cell>
          <table:table-cell office:value-type="string" calcext:value-type="string">
            <text:p>Experience Title</text:p>
          </table:table-cell>
          <table:table-cell office:value-type="string" calcext:value-type="string">
            <text:p>Experience Type</text:p>
          </table:table-cell>
          <table:table-cell office:value-type="string" calcext:value-type="string">
            <text:p>Experience Creator Name</text:p>
          </table:table-cell>
          <table:table-cell office:value-type="string" calcext:value-type="string">
            <text:p>Experience Creator Id</text:p>
          </table:table-cell>
          <table:table-cell table:style-name="Default" office:value-type="string" calcext:value-type="string">
            <text:p>Date Created</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Studies EK Portfolio</text:p>
          </table:table-cell>
          <table:table-cell office:value-type="float" office:value="532473" calcext:value-type="float">
            <text:p>532473</text:p>
          </table:table-cell>
          <table:table-cell office:value-type="string" calcext:value-type="string">
            <text:p>SELECT THIS competency when creating your American Studies portfolio.</text:p>
          </table:table-cell>
          <table:table-cell office:value-type="string" calcext:value-type="string">
            <text:p>Proficient</text:p>
          </table:table-cell>
          <table:table-cell office:value-type="string" calcext:value-type="string">
            <text:p>Nate Gray</text:p>
          </table:table-cell>
          <table:table-cell/>
          <table:table-cell office:value-type="string" calcext:value-type="string">
            <text:p>2018-07-12</text:p>
          </table:table-cell>
          <table:table-cell office:value-type="string" calcext:value-type="string">
            <text:p>American Studies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8-07-1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Writing</text:p>
          </table:table-cell>
          <table:table-cell office:value-type="string" calcext:value-type="string">
            <text:p>100 page Autobiography</text:p>
          </table:table-cell>
          <table:table-cell office:value-type="float" office:value="776666" calcext:value-type="float">
            <text:p>776666</text:p>
          </table:table-cell>
          <table:table-cell/>
          <table:table-cell office:value-type="string" calcext:value-type="string">
            <text:p>Proficient</text:p>
          </table:table-cell>
          <table:table-cell office:value-type="string" calcext:value-type="string">
            <text:p>Sarah Stout</text:p>
          </table:table-cell>
          <table:table-cell/>
          <table:table-cell office:value-type="string" calcext:value-type="string">
            <text:p>2019-06-04</text:p>
          </table:table-cell>
          <table:table-cell office:value-type="string" calcext:value-type="string">
            <text:p>autoautobiograph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6-04</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Effective</text:p>
          </table:table-cell>
          <table:table-cell office:value-type="float" office:value="553651" calcext:value-type="float">
            <text:p>553651</text:p>
          </table:table-cell>
          <table:table-cell office:value-type="string" calcext:value-type="string">
            <text:p>Able: Able to perform well with knowledge and skill in a few key contexts, with a limited repertoire, flexibility, or adaptability to diverse context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Cell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Cells</text:p>
          </table:table-cell>
          <table:table-cell office:value-type="float" office:value="532449" calcext:value-type="float">
            <text:p>532449</text:p>
          </table:table-cell>
          <table:table-cell office:value-type="string" calcext:value-type="string">
            <text:p>Understand the structures and processes of cells (HS-LS1)</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Cell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Has Perspective</text:p>
          </table:table-cell>
          <table:table-cell office:value-type="float" office:value="553652" calcext:value-type="float">
            <text:p>553652</text:p>
          </table:table-cell>
          <table:table-cell office:value-type="string" calcext:value-type="string">
            <text:p>Considered: A reasonably critical and comprehensive look at all points of view in the context of one?s own; makes clear that there is plausibility to other points of view.</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Evolution</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Evolution</text:p>
          </table:table-cell>
          <table:table-cell office:value-type="float" office:value="532451" calcext:value-type="float">
            <text:p>532451</text:p>
          </table:table-cell>
          <table:table-cell office:value-type="string" calcext:value-type="string">
            <text:p>Analyzes the diversity and unity of past and present life forms on Earth (HS-LS4)</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Evolution</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Explained</text:p>
          </table:table-cell>
          <table:table-cell office:value-type="float" office:value="553649" calcext:value-type="float">
            <text:p>553649</text:p>
          </table:table-cell>
          <table:table-cell office:value-type="string" calcext:value-type="string">
            <text:p>Developed : an account that reflects some in-depth and personalized ideas; the student is making the work his/her own, going beyond the given - there is supported theory here, but insufficient or inadequate evidence and argument.</text:p>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Formidable Opponent</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Heredity</text:p>
          </table:table-cell>
          <table:table-cell office:value-type="float" office:value="532452" calcext:value-type="float">
            <text:p>532452</text:p>
          </table:table-cell>
          <table:table-cell office:value-type="string" calcext:value-type="string">
            <text:p>Understand the impact of inheritance and variation of traits (HS-LS3)</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Formidable Opponent</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Evolution</text:p>
          </table:table-cell>
          <table:table-cell office:value-type="float" office:value="532451" calcext:value-type="float">
            <text:p>532451</text:p>
          </table:table-cell>
          <table:table-cell office:value-type="string" calcext:value-type="string">
            <text:p>Analyzes the diversity and unity of past and present life forms on Earth (HS-LS4)</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Formidable Opponent</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Cells</text:p>
          </table:table-cell>
          <table:table-cell office:value-type="float" office:value="532449" calcext:value-type="float">
            <text:p>532449</text:p>
          </table:table-cell>
          <table:table-cell office:value-type="string" calcext:value-type="string">
            <text:p>Understand the structures and processes of cells (HS-LS1)</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20</text:p>
          </table:table-cell>
          <table:table-cell office:value-type="string" calcext:value-type="string">
            <text:p>Bio: Formidable Opponent</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Biology</text:p>
          </table:table-cell>
          <table:table-cell office:value-type="string" calcext:value-type="string">
            <text:p>Heredity</text:p>
          </table:table-cell>
          <table:table-cell office:value-type="float" office:value="532452" calcext:value-type="float">
            <text:p>532452</text:p>
          </table:table-cell>
          <table:table-cell office:value-type="string" calcext:value-type="string">
            <text:p>Understand the impact of inheritance and variation of traits (HS-LS3)</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Genetic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Interpreted</text:p>
          </table:table-cell>
          <table:table-cell office:value-type="float" office:value="553650" calcext:value-type="float">
            <text:p>553650</text:p>
          </table:table-cell>
          <table:table-cell office:value-type="string" calcext:value-type="string">
            <text:p>Perceptive: a helpful interpretation and/or analysis of the importance/meaning/ significance; tells a clear and instructive story; provides a useful history or context; sees different levels of interpretation.</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Genetic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Empathetic</text:p>
          </table:table-cell>
          <table:table-cell office:value-type="float" office:value="553653" calcext:value-type="float">
            <text:p>553653</text:p>
          </table:table-cell>
          <table:table-cell office:value-type="string" calcext:value-type="string">
            <text:p>Aware: knows and feels that others see and feel differently, and is somewhat able to empathize with other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Genetic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Statistics</text:p>
          </table:table-cell>
          <table:table-cell office:value-type="string" calcext:value-type="string">
            <text:p>OLD: Decision Making</text:p>
          </table:table-cell>
          <table:table-cell office:value-type="float" office:value="532427" calcext:value-type="float">
            <text:p>532427</text:p>
          </table:table-cell>
          <table:table-cell office:value-type="string" calcext:value-type="string">
            <text:p>Calculate expected values and use them to solve problems; use probability to evaluate outcomes of decisions.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09-19</text:p>
          </table:table-cell>
          <table:table-cell office:value-type="string" calcext:value-type="string">
            <text:p>Bio: Genetic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09-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4: Phase Four</text:p>
          </table:table-cell>
          <table:table-cell office:value-type="string" calcext:value-type="string">
            <text:p>Post Secondary Portfolio*</text:p>
          </table:table-cell>
          <table:table-cell office:value-type="float" office:value="567872" calcext:value-type="float">
            <text:p>567872</text:p>
          </table:table-cell>
          <table:table-cell office:value-type="string" calcext:value-type="string">
            <text:p>SELECT THIS competency when collecting your relevant post secondary planning, including career exploration, school admissions, learning profile, etc in Phase 4.</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6-15</text:p>
          </table:table-cell>
          <table:table-cell office:value-type="string" calcext:value-type="string">
            <text:p>Budget projections</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8-06-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ommunity Service</text:p>
          </table:table-cell>
          <table:table-cell office:value-type="string" calcext:value-type="string">
            <text:p>Community Service Req</text:p>
          </table:table-cell>
          <table:table-cell office:value-type="string" calcext:value-type="string">
            <text:p>Community Service</text:p>
          </table:table-cell>
          <table:table-cell office:value-type="float" office:value="567878" calcext:value-type="float">
            <text:p>567878</text:p>
          </table:table-cell>
          <table:table-cell office:value-type="string" calcext:value-type="string">
            <text:p>SELECT THIS competency when identifying work as meeting the Phase requirements for community service (including 10 hours logged).</text:p>
          </table:table-cell>
          <table:table-cell office:value-type="string" calcext:value-type="string">
            <text:p>Exemplary</text:p>
          </table:table-cell>
          <table:table-cell office:value-type="string" calcext:value-type="string">
            <text:p>Jason D'Amboise</text:p>
          </table:table-cell>
          <table:table-cell/>
          <table:table-cell office:value-type="string" calcext:value-type="string">
            <text:p>2018-05-04</text:p>
          </table:table-cell>
          <table:table-cell office:value-type="string" calcext:value-type="string">
            <text:p>[CBRP] Tech Crew Tech Check Automation</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8-04-2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ommunity Service</text:p>
          </table:table-cell>
          <table:table-cell office:value-type="string" calcext:value-type="string">
            <text:p>Community Service Req</text:p>
          </table:table-cell>
          <table:table-cell office:value-type="string" calcext:value-type="string">
            <text:p>Community Service</text:p>
          </table:table-cell>
          <table:table-cell office:value-type="float" office:value="567878" calcext:value-type="float">
            <text:p>567878</text:p>
          </table:table-cell>
          <table:table-cell office:value-type="string" calcext:value-type="string">
            <text:p>SELECT THIS competency when identifying work as meeting the Phase requirements for community service (including 10 hours logged).</text:p>
          </table:table-cell>
          <table:table-cell office:value-type="string" calcext:value-type="string">
            <text:p>Exemplary</text:p>
          </table:table-cell>
          <table:table-cell office:value-type="string" calcext:value-type="string">
            <text:p>Owen Coursin</text:p>
          </table:table-cell>
          <table:table-cell/>
          <table:table-cell office:value-type="string" calcext:value-type="string">
            <text:p>2016-12-02</text:p>
          </table:table-cell>
          <table:table-cell office:value-type="string" calcext:value-type="string">
            <text:p>Cheshire Children's Museum Help</text:p>
          </table:table-cell>
          <table:table-cell office:value-type="string" calcext:value-type="string">
            <text:p>Community Service Proposal</text:p>
          </table:table-cell>
          <table:table-cell office:value-type="string" calcext:value-type="string">
            <text:p>STUDENT CREATED</text:p>
          </table:table-cell>
          <table:table-cell/>
          <table:table-cell office:value-type="string" calcext:value-type="string">
            <text:p>2016-09-07</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ommunity Service</text:p>
          </table:table-cell>
          <table:table-cell office:value-type="string" calcext:value-type="string">
            <text:p>Meaningful Choice</text:p>
          </table:table-cell>
          <table:table-cell office:value-type="string" calcext:value-type="string">
            <text:p>Outcomes</text:p>
          </table:table-cell>
          <table:table-cell office:value-type="float" office:value="565370" calcext:value-type="float">
            <text:p>565370</text:p>
          </table:table-cell>
          <table:table-cell office:value-type="string" calcext:value-type="string">
            <text:p>Service outcomes are attainable and promote visible outcomes that are valued by those being served. </text:p>
          </table:table-cell>
          <table:table-cell office:value-type="string" calcext:value-type="string">
            <text:p>Exemplary</text:p>
          </table:table-cell>
          <table:table-cell office:value-type="string" calcext:value-type="string">
            <text:p>Owen Coursin</text:p>
          </table:table-cell>
          <table:table-cell/>
          <table:table-cell office:value-type="string" calcext:value-type="string">
            <text:p>2016-12-02</text:p>
          </table:table-cell>
          <table:table-cell office:value-type="string" calcext:value-type="string">
            <text:p>Cheshire Children's Museum Help</text:p>
          </table:table-cell>
          <table:table-cell office:value-type="string" calcext:value-type="string">
            <text:p>Community Service Proposal</text:p>
          </table:table-cell>
          <table:table-cell office:value-type="string" calcext:value-type="string">
            <text:p>STUDENT CREATED</text:p>
          </table:table-cell>
          <table:table-cell/>
          <table:table-cell office:value-type="string" calcext:value-type="string">
            <text:p>2016-09-07</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Physics</text:p>
          </table:table-cell>
          <table:table-cell office:value-type="string" calcext:value-type="string">
            <text:p>Energy</text:p>
          </table:table-cell>
          <table:table-cell office:value-type="float" office:value="737431" calcext:value-type="float">
            <text:p>737431</text:p>
          </table:table-cell>
          <table:table-cell office:value-type="string" calcext:value-type="string">
            <text:p>Examine the flow of kinetic and potential energy. </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24</text:p>
          </table:table-cell>
          <table:table-cell office:value-type="string" calcext:value-type="string">
            <text:p>[college credit transfer]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1-0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Physics</text:p>
          </table:table-cell>
          <table:table-cell office:value-type="string" calcext:value-type="string">
            <text:p>Physics EK Portfolio</text:p>
          </table:table-cell>
          <table:table-cell office:value-type="float" office:value="532459" calcext:value-type="float">
            <text:p>532459</text:p>
          </table:table-cell>
          <table:table-cell office:value-type="string" calcext:value-type="string">
            <text:p>SELECT THIS competency when creating your Physics portfolio.</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24</text:p>
          </table:table-cell>
          <table:table-cell office:value-type="string" calcext:value-type="string">
            <text:p>[college credit transfer]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1-0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Physics</text:p>
          </table:table-cell>
          <table:table-cell office:value-type="string" calcext:value-type="string">
            <text:p>Forces and Interactions</text:p>
          </table:table-cell>
          <table:table-cell office:value-type="float" office:value="532458" calcext:value-type="float">
            <text:p>532458</text:p>
          </table:table-cell>
          <table:table-cell office:value-type="string" calcext:value-type="string">
            <text:p>Analyze and dissect systems in a states of equilibrium and imbalance (HS-PS2)</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24</text:p>
          </table:table-cell>
          <table:table-cell office:value-type="string" calcext:value-type="string">
            <text:p>[college credit transfer]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1-0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Physics</text:p>
          </table:table-cell>
          <table:table-cell office:value-type="string" calcext:value-type="string">
            <text:p>Waves</text:p>
          </table:table-cell>
          <table:table-cell office:value-type="float" office:value="532460" calcext:value-type="float">
            <text:p>532460</text:p>
          </table:table-cell>
          <table:table-cell office:value-type="string" calcext:value-type="string">
            <text:p>Deduce correlations between the energy and medium of wave forms (HS-PS4)</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24</text:p>
          </table:table-cell>
          <table:table-cell office:value-type="string" calcext:value-type="string">
            <text:p>[college credit transfer]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1-0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CBRPs</text:p>
          </table:table-cell>
          <table:table-cell office:value-type="float" office:value="776683" calcext:value-type="float">
            <text:p>776683</text:p>
          </table:table-cell>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5-29</text:p>
          </table:table-cell>
          <table:table-cell office:value-type="string" calcext:value-type="string">
            <text:p>[College Credit Transfer 2]</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14</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Statistics</text:p>
          </table:table-cell>
          <table:table-cell office:value-type="string" calcext:value-type="string">
            <text:p>OLD: Decision Making</text:p>
          </table:table-cell>
          <table:table-cell office:value-type="float" office:value="532427" calcext:value-type="float">
            <text:p>532427</text:p>
          </table:table-cell>
          <table:table-cell office:value-type="string" calcext:value-type="string">
            <text:p>Calculate expected values and use them to solve problems; use probability to evaluate outcomes of decisions.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5-29</text:p>
          </table:table-cell>
          <table:table-cell office:value-type="string" calcext:value-type="string">
            <text:p>[College Credit Transfer 2]</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14</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0: Phase Items</text:p>
          </table:table-cell>
          <table:table-cell office:value-type="string" calcext:value-type="string">
            <text:p>CBRP</text:p>
          </table:table-cell>
          <table:table-cell office:value-type="float" office:value="568238" calcext:value-type="float">
            <text:p>568238</text:p>
          </table:table-cell>
          <table:table-cell office:value-type="string" calcext:value-type="string">
            <text:p>SELECT THIS competency to identify projects as College/Career Bound Reading Projects.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5-29</text:p>
          </table:table-cell>
          <table:table-cell office:value-type="string" calcext:value-type="string">
            <text:p>[College Credit Transfer 2]</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14</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 Focus (choose 2)</text:p>
          </table:table-cell>
          <table:table-cell office:value-type="string" calcext:value-type="string">
            <text:p>Transfer Design World Focus 2</text:p>
          </table:table-cell>
          <table:table-cell office:value-type="float" office:value="565362" calcext:value-type="float">
            <text:p>565362</text:p>
          </table:table-cell>
          <table:table-cell office:value-type="string" calcext:value-type="string">
            <text:p>SELECT THIS for translating work from a previous learning environment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1-30</text:p>
          </table:table-cell>
          <table:table-cell office:value-type="string" calcext:value-type="string">
            <text:p>Cooking Application DW Portfolio</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text:p>
          </table:table-cell>
          <table:table-cell office:value-type="string" calcext:value-type="string">
            <text:p>Technology and Society</text:p>
          </table:table-cell>
          <table:table-cell office:value-type="float" office:value="532520" calcext:value-type="float">
            <text:p>532520</text:p>
          </table:table-cell>
          <table:table-cell office:value-type="string" calcext:value-type="string">
            <text:p>Examine the relationship between Technology and Society</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1-30</text:p>
          </table:table-cell>
          <table:table-cell office:value-type="string" calcext:value-type="string">
            <text:p>Cooking Application DW Portfolio</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EK Portfolio</text:p>
          </table:table-cell>
          <table:table-cell office:value-type="string" calcext:value-type="string">
            <text:p>Media EK Portfolio</text:p>
          </table:table-cell>
          <table:table-cell office:value-type="float" office:value="677164" calcext:value-type="float">
            <text:p>677164</text:p>
          </table:table-cell>
          <table:table-cell office:value-type="string" calcext:value-type="string">
            <text:p>SELECT THIS competency when creating your Media Portfolio</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6</text:p>
          </table:table-cell>
          <table:table-cell office:value-type="string" calcext:value-type="string">
            <text:p>Curated Fencing Instagram Social Media</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9-06-0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Creating</text:p>
          </table:table-cell>
          <table:table-cell office:value-type="string" calcext:value-type="string">
            <text:p>Media Arts</text:p>
          </table:table-cell>
          <table:table-cell office:value-type="float" office:value="677151" calcext:value-type="float">
            <text:p>677151</text:p>
          </table:table-cell>
          <table:table-cell office:value-type="string" calcext:value-type="string">
            <text:p>Generate and conceptualize artistic ideas and work, developing and refining along the way.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6</text:p>
          </table:table-cell>
          <table:table-cell office:value-type="string" calcext:value-type="string">
            <text:p>Curated Fencing Instagram Social Media</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9-06-0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Connecting</text:p>
          </table:table-cell>
          <table:table-cell office:value-type="string" calcext:value-type="string">
            <text:p>Media Arts</text:p>
          </table:table-cell>
          <table:table-cell office:value-type="float" office:value="677161" calcext:value-type="float">
            <text:p>677161</text:p>
          </table:table-cell>
          <table:table-cell office:value-type="string" calcext:value-type="string">
            <text:p>Synthesize knowledge and personal experiences to create art, using social, cultural and historical context.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6</text:p>
          </table:table-cell>
          <table:table-cell office:value-type="string" calcext:value-type="string">
            <text:p>Curated Fencing Instagram Social Media</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9-06-0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Responding</text:p>
          </table:table-cell>
          <table:table-cell office:value-type="string" calcext:value-type="string">
            <text:p>Media Arts</text:p>
          </table:table-cell>
          <table:table-cell office:value-type="float" office:value="677156" calcext:value-type="float">
            <text:p>677156</text:p>
          </table:table-cell>
          <table:table-cell office:value-type="string" calcext:value-type="string">
            <text:p>Select, analyze and interpret artistic work for presentation. Develop and refine the work, conveying meaning through the presentation.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6</text:p>
          </table:table-cell>
          <table:table-cell office:value-type="string" calcext:value-type="string">
            <text:p>Curated Fencing Instagram Social Media</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9-06-0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Performing</text:p>
          </table:table-cell>
          <table:table-cell office:value-type="string" calcext:value-type="string">
            <text:p>Media Arts</text:p>
          </table:table-cell>
          <table:table-cell office:value-type="float" office:value="677154" calcext:value-type="float">
            <text:p>677154</text:p>
          </table:table-cell>
          <table:table-cell office:value-type="string" calcext:value-type="string">
            <text:p>Perceive, analyze and interpret artistic work, applying criteria for evaluation.</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6</text:p>
          </table:table-cell>
          <table:table-cell office:value-type="string" calcext:value-type="string">
            <text:p>Curated Fencing Instagram Social Media</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9-06-0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Fitness</text:p>
          </table:table-cell>
          <table:table-cell office:value-type="float" office:value="532433" calcext:value-type="float">
            <text:p>532433</text:p>
          </table:table-cell>
          <table:table-cell office:value-type="string" calcext:value-type="string">
            <text:p>Develop and implement a personal fitness program based on your personal fitness profile.</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4-20</text:p>
          </table:table-cell>
          <table:table-cell office:value-type="string" calcext:value-type="string">
            <text:p>Fencing: A Wellness Project (Phase 3)</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vement Strategies</text:p>
          </table:table-cell>
          <table:table-cell office:value-type="float" office:value="532435" calcext:value-type="float">
            <text:p>532435</text:p>
          </table:table-cell>
          <table:table-cell office:value-type="string" calcext:value-type="string">
            <text:p>Use feedback from teachers, peers, other mediums, and self to improve motor skill performance and cognitive understanding.</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4-20</text:p>
          </table:table-cell>
          <table:table-cell office:value-type="string" calcext:value-type="string">
            <text:p>Fencing: A Wellness Project (Phase 3)</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tor Skills</text:p>
          </table:table-cell>
          <table:table-cell office:value-type="float" office:value="532434" calcext:value-type="float">
            <text:p>532434</text:p>
          </table:table-cell>
          <table:table-cell office:value-type="string" calcext:value-type="string">
            <text:p>Apply complex motor skills in a wide variety of leisure and work-related physical activities.</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4-20</text:p>
          </table:table-cell>
          <table:table-cell office:value-type="string" calcext:value-type="string">
            <text:p>Fencing: A Wellness Project (Phase 3)</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Value</text:p>
          </table:table-cell>
          <table:table-cell office:value-type="float" office:value="532441" calcext:value-type="float">
            <text:p>532441</text:p>
          </table:table-cell>
          <table:table-cell office:value-type="string" calcext:value-type="string">
            <text:p>Analyze and reflect on the value of physical activity for health, enjoyment, challenge, self-expression and/or social interaction.</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4-20</text:p>
          </table:table-cell>
          <table:table-cell office:value-type="string" calcext:value-type="string">
            <text:p>Fencing: A Wellness Project (Phase 3)</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Social behavior</text:p>
          </table:table-cell>
          <table:table-cell office:value-type="float" office:value="532440" calcext:value-type="float">
            <text:p>532440</text:p>
          </table:table-cell>
          <table:table-cell office:value-type="string" calcext:value-type="string">
            <text:p>Exhibit responsible personal and social behavior that respects self and others.</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8-04-20</text:p>
          </table:table-cell>
          <table:table-cell office:value-type="string" calcext:value-type="string">
            <text:p>Fencing: A Wellness Project (Phase 3)</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2: Phase Two</text:p>
          </table:table-cell>
          <table:table-cell office:value-type="string" calcext:value-type="string">
            <text:p>Phase Two Wellness Portfolio*</text:p>
          </table:table-cell>
          <table:table-cell office:value-type="float" office:value="568248" calcext:value-type="float">
            <text:p>568248</text:p>
          </table:table-cell>
          <table:table-cell office:value-type="string" calcext:value-type="string">
            <text:p>SELECT THIS competency when creating your Phase 2 Wellness portfolio</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22</text:p>
          </table:table-cell>
          <table:table-cell office:value-type="string" calcext:value-type="string">
            <text:p>Fencing Phase 2 Wellness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7-01-15</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Fitness</text:p>
          </table:table-cell>
          <table:table-cell office:value-type="float" office:value="532433" calcext:value-type="float">
            <text:p>532433</text:p>
          </table:table-cell>
          <table:table-cell office:value-type="string" calcext:value-type="string">
            <text:p>Develop and implement a personal fitness program based on your personal fitness profile.</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Value</text:p>
          </table:table-cell>
          <table:table-cell office:value-type="float" office:value="532441" calcext:value-type="float">
            <text:p>532441</text:p>
          </table:table-cell>
          <table:table-cell office:value-type="string" calcext:value-type="string">
            <text:p>Analyze and reflect on the value of physical activity for health, enjoyment, challenge, self-expression and/or social interaction.</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Interpreted</text:p>
          </table:table-cell>
          <table:table-cell office:value-type="float" office:value="553650" calcext:value-type="float">
            <text:p>553650</text:p>
          </table:table-cell>
          <table:table-cell office:value-type="string" calcext:value-type="string">
            <text:p>Perceptive: a helpful interpretation and/or analysis of the importance/meaning/ significance; tells a clear and instructive story; provides a useful history or context; sees different levels of interpretation.</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vement Strategies</text:p>
          </table:table-cell>
          <table:table-cell office:value-type="float" office:value="532435" calcext:value-type="float">
            <text:p>532435</text:p>
          </table:table-cell>
          <table:table-cell office:value-type="string" calcext:value-type="string">
            <text:p>Use feedback from teachers, peers, other mediums, and self to improve motor skill performance and cognitive understanding.</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tor Skills</text:p>
          </table:table-cell>
          <table:table-cell office:value-type="float" office:value="532434" calcext:value-type="float">
            <text:p>532434</text:p>
          </table:table-cell>
          <table:table-cell office:value-type="string" calcext:value-type="string">
            <text:p>Apply complex motor skills in a wide variety of leisure and work-related physical activities.</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Social behavior</text:p>
          </table:table-cell>
          <table:table-cell office:value-type="float" office:value="532440" calcext:value-type="float">
            <text:p>532440</text:p>
          </table:table-cell>
          <table:table-cell office:value-type="string" calcext:value-type="string">
            <text:p>Exhibit responsible personal and social behavior that respects self and others.</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Self-Aware</text:p>
          </table:table-cell>
          <table:table-cell office:value-type="float" office:value="553654" calcext:value-type="float">
            <text:p>553654</text:p>
          </table:table-cell>
          <table:table-cell office:value-type="string" calcext:value-type="string">
            <text:p>Thoughtful: generally aware of what is and is not understand; aware of how prejudice and projection can occur without awareness and shape one?s views.</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09</text:p>
          </table:table-cell>
          <table:table-cell office:value-type="string" calcext:value-type="string">
            <text:p>Fencing Wellness </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2-13</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Fitness</text:p>
          </table:table-cell>
          <table:table-cell office:value-type="float" office:value="532433" calcext:value-type="float">
            <text:p>532433</text:p>
          </table:table-cell>
          <table:table-cell office:value-type="string" calcext:value-type="string">
            <text:p>Develop and implement a personal fitness program based on your personal fitness profile.</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tor Skills</text:p>
          </table:table-cell>
          <table:table-cell office:value-type="float" office:value="532434" calcext:value-type="float">
            <text:p>532434</text:p>
          </table:table-cell>
          <table:table-cell office:value-type="string" calcext:value-type="string">
            <text:p>Apply complex motor skills in a wide variety of leisure and work-related physical activitie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Social behavior</text:p>
          </table:table-cell>
          <table:table-cell office:value-type="float" office:value="532440" calcext:value-type="float">
            <text:p>532440</text:p>
          </table:table-cell>
          <table:table-cell office:value-type="string" calcext:value-type="string">
            <text:p>Exhibit responsible personal and social behavior that respects self and other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Value</text:p>
          </table:table-cell>
          <table:table-cell office:value-type="float" office:value="532441" calcext:value-type="float">
            <text:p>532441</text:p>
          </table:table-cell>
          <table:table-cell office:value-type="string" calcext:value-type="string">
            <text:p>Analyze and reflect on the value of physical activity for health, enjoyment, challenge, self-expression and/or social interaction.</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Health</text:p>
          </table:table-cell>
          <table:table-cell office:value-type="string" calcext:value-type="string">
            <text:p>Mental Health</text:p>
          </table:table-cell>
          <table:table-cell office:value-type="float" office:value="532444" calcext:value-type="float">
            <text:p>532444</text:p>
          </table:table-cell>
          <table:table-cell office:value-type="string" calcext:value-type="string">
            <text:p>Create and maintain a profile of good mental health.</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vement Strategies</text:p>
          </table:table-cell>
          <table:table-cell office:value-type="float" office:value="532435" calcext:value-type="float">
            <text:p>532435</text:p>
          </table:table-cell>
          <table:table-cell office:value-type="string" calcext:value-type="string">
            <text:p>Use feedback from teachers, peers, other mediums, and self to improve motor skill performance and cognitive understanding.</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9-01-30</text:p>
          </table:table-cell>
          <table:table-cell office:value-type="string" calcext:value-type="string">
            <text:p>Fencing Wellness Portfolio Phase 4</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1-2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Advanced Math (choice)</text:p>
          </table:table-cell>
          <table:table-cell office:value-type="string" calcext:value-type="string">
            <text:p>Geo: Congruence</text:p>
          </table:table-cell>
          <table:table-cell office:value-type="float" office:value="532420" calcext:value-type="float">
            <text:p>532420</text:p>
          </table:table-cell>
          <table:table-cell office:value-type="string" calcext:value-type="string">
            <text:p>Experiment with transformations in the plane, understanding rigid motions for transformation and how they can be used to prove theorems and make geometric constructions. </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8-02-22</text:p>
          </table:table-cell>
          <table:table-cell office:value-type="string" calcext:value-type="string">
            <text:p>Finding the Complexities of Geometry in Python (CBRP Involved)</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8-01-26</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Advanced Math (choice)</text:p>
          </table:table-cell>
          <table:table-cell office:value-type="string" calcext:value-type="string">
            <text:p>Geometry EK Portfolio</text:p>
          </table:table-cell>
          <table:table-cell office:value-type="float" office:value="532423" calcext:value-type="float">
            <text:p>532423</text:p>
          </table:table-cell>
          <table:table-cell office:value-type="string" calcext:value-type="string">
            <text:p>SELECT THIS competency when creating your Geometry portfolio.</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7-05</text:p>
          </table:table-cell>
          <table:table-cell office:value-type="string" calcext:value-type="string">
            <text:p>Geometry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8-06-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Global Geography</text:p>
          </table:table-cell>
          <table:table-cell office:value-type="string" calcext:value-type="string">
            <text:p>Global Geography EK Portfolio</text:p>
          </table:table-cell>
          <table:table-cell office:value-type="float" office:value="726308" calcext:value-type="float">
            <text:p>726308</text:p>
          </table:table-cell>
          <table:table-cell office:value-type="string" calcext:value-type="string">
            <text:p>SELECT THIS competency when creating your Global Geography Portfolio.</text:p>
          </table:table-cell>
          <table:table-cell office:value-type="string" calcext:value-type="string">
            <text:p>Proficient</text:p>
          </table:table-cell>
          <table:table-cell office:value-type="string" calcext:value-type="string">
            <text:p>Nate Gray</text:p>
          </table:table-cell>
          <table:table-cell/>
          <table:table-cell office:value-type="string" calcext:value-type="string">
            <text:p>2018-07-12</text:p>
          </table:table-cell>
          <table:table-cell office:value-type="string" calcext:value-type="string">
            <text:p>Global Geography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8-07-1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text:p>
          </table:table-cell>
          <table:table-cell office:value-type="string" calcext:value-type="string">
            <text:p>Design Process</text:p>
          </table:table-cell>
          <table:table-cell office:value-type="float" office:value="532518" calcext:value-type="float">
            <text:p>532518</text:p>
          </table:table-cell>
          <table:table-cell office:value-type="string" calcext:value-type="string">
            <text:p>Use the Design process to solve problems in unique and original way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12-19</text:p>
          </table:table-cell>
          <table:table-cell office:value-type="string" calcext:value-type="string">
            <text:p>Imagineering:Design</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12-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Effective</text:p>
          </table:table-cell>
          <table:table-cell office:value-type="float" office:value="553651" calcext:value-type="float">
            <text:p>553651</text:p>
          </table:table-cell>
          <table:table-cell office:value-type="string" calcext:value-type="string">
            <text:p>Able: Able to perform well with knowledge and skill in a few key contexts, with a limited repertoire, flexibility, or adaptability to diverse context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12-19</text:p>
          </table:table-cell>
          <table:table-cell office:value-type="string" calcext:value-type="string">
            <text:p>Imagineering:Design</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12-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 Focus (choose 2)</text:p>
          </table:table-cell>
          <table:table-cell office:value-type="string" calcext:value-type="string">
            <text:p>Manufacturing</text:p>
          </table:table-cell>
          <table:table-cell office:value-type="float" office:value="532527" calcext:value-type="float">
            <text:p>532527</text:p>
          </table:table-cell>
          <table:table-cell office:value-type="string" calcext:value-type="string">
            <text:p>Develop an understanding of and be able to select and use manufacturing technologie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12-19</text:p>
          </table:table-cell>
          <table:table-cell office:value-type="string" calcext:value-type="string">
            <text:p>Imagineering:Design</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12-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text:p>
          </table:table-cell>
          <table:table-cell office:value-type="string" calcext:value-type="string">
            <text:p>Nature of Technology</text:p>
          </table:table-cell>
          <table:table-cell office:value-type="float" office:value="532519" calcext:value-type="float">
            <text:p>532519</text:p>
          </table:table-cell>
          <table:table-cell office:value-type="string" calcext:value-type="string">
            <text:p>Understand the characteristics and scope of technology: the nature and development of technological knowledge are functions of the setting. The rate of tech development is increasing rapidly. Inventions and innovations are the results of goal-directed research.</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12-19</text:p>
          </table:table-cell>
          <table:table-cell office:value-type="string" calcext:value-type="string">
            <text:p>Imagineering: Technology</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12-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Self-Aware</text:p>
          </table:table-cell>
          <table:table-cell office:value-type="float" office:value="553654" calcext:value-type="float">
            <text:p>553654</text:p>
          </table:table-cell>
          <table:table-cell office:value-type="string" calcext:value-type="string">
            <text:p>Thoughtful: generally aware of what is and is not understand; aware of how prejudice and projection can occur without awareness and shape one?s views.</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6-12-19</text:p>
          </table:table-cell>
          <table:table-cell office:value-type="string" calcext:value-type="string">
            <text:p>Imagineering: Technology</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6-12-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Advanced Math (choice)</text:p>
          </table:table-cell>
          <table:table-cell office:value-type="string" calcext:value-type="string">
            <text:p>Geo: Circles</text:p>
          </table:table-cell>
          <table:table-cell office:value-type="float" office:value="532419" calcext:value-type="float">
            <text:p>532419</text:p>
          </table:table-cell>
          <table:table-cell office:value-type="string" calcext:value-type="string">
            <text:p>Understand and apply theorems about circles. Find arc length and areas of sectors of circles. </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6-09-22</text:p>
          </table:table-cell>
          <table:table-cell office:value-type="string" calcext:value-type="string">
            <text:p>In the Beginning</text:p>
          </table:table-cell>
          <table:table-cell office:value-type="string" calcext:value-type="string">
            <text:p>EK Projects, CBRPs, Internship projects</text:p>
          </table:table-cell>
          <table:table-cell office:value-type="string" calcext:value-type="string">
            <text:p>Amy Knight</text:p>
          </table:table-cell>
          <table:table-cell/>
          <table:table-cell office:value-type="string" calcext:value-type="string">
            <text:p>2016-09-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Statistics</text:p>
          </table:table-cell>
          <table:table-cell office:value-type="string" calcext:value-type="string">
            <text:p>Inferences &amp; Conclusions</text:p>
          </table:table-cell>
          <table:table-cell office:value-type="float" office:value="532428" calcext:value-type="float">
            <text:p>532428</text:p>
          </table:table-cell>
          <table:table-cell office:value-type="string" calcext:value-type="string">
            <text:p>Understand and evaluate random processes; make inferences and justify conclusions from sample surveys, experiments, and observational studies. </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7-11-28</text:p>
          </table:table-cell>
          <table:table-cell office:value-type="string" calcext:value-type="string">
            <text:p>Kahn Academy Statistics +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7</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Statistics</text:p>
          </table:table-cell>
          <table:table-cell office:value-type="string" calcext:value-type="string">
            <text:p>Interpreting Data</text:p>
          </table:table-cell>
          <table:table-cell office:value-type="float" office:value="532429" calcext:value-type="float">
            <text:p>532429</text:p>
          </table:table-cell>
          <table:table-cell office:value-type="string" calcext:value-type="string">
            <text:p>Summarize, represent, and interpret data on a single count or measurement variable, on two categorical and quantitative variables. Interpret linear models. </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7-11-28</text:p>
          </table:table-cell>
          <table:table-cell office:value-type="string" calcext:value-type="string">
            <text:p>Kahn Academy Statistics +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7</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Statistics</text:p>
          </table:table-cell>
          <table:table-cell office:value-type="string" calcext:value-type="string">
            <text:p>OLD: Probability</text:p>
          </table:table-cell>
          <table:table-cell office:value-type="float" office:value="532430" calcext:value-type="float">
            <text:p>532430</text:p>
          </table:table-cell>
          <table:table-cell office:value-type="string" calcext:value-type="string">
            <text:p>Use the rules of probability to compute probability of compound events in a uniform probability model. Understand independence and conditional probability and use them to interpret data. </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7-11-28</text:p>
          </table:table-cell>
          <table:table-cell office:value-type="string" calcext:value-type="string">
            <text:p>Kahn Academy Statistics +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7-11-17</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Chemistry</text:p>
          </table:table-cell>
          <table:table-cell office:value-type="string" calcext:value-type="string">
            <text:p>Reactions</text:p>
          </table:table-cell>
          <table:table-cell office:value-type="float" office:value="532456" calcext:value-type="float">
            <text:p>532456</text:p>
          </table:table-cell>
          <table:table-cell office:value-type="string" calcext:value-type="string">
            <text:p>Understand the flow and transfer of energy (HS-PS3)</text:p>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2-27</text:p>
          </table:table-cell>
          <table:table-cell office:value-type="string" calcext:value-type="string">
            <text:p>Kitchen Chem: Ingredient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6-11</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Chemistry</text:p>
          </table:table-cell>
          <table:table-cell office:value-type="string" calcext:value-type="string">
            <text:p>Chemistry EK Portfolio</text:p>
          </table:table-cell>
          <table:table-cell office:value-type="float" office:value="532455" calcext:value-type="float">
            <text:p>532455</text:p>
          </table:table-cell>
          <table:table-cell office:value-type="string" calcext:value-type="string">
            <text:p>SELECT THIS competency when creating your Chemistry portfolio.</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9-06</text:p>
          </table:table-cell>
          <table:table-cell office:value-type="string" calcext:value-type="string">
            <text:p>Kitchen Chemistry: The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8-09-03</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Chemistry</text:p>
          </table:table-cell>
          <table:table-cell office:value-type="string" calcext:value-type="string">
            <text:p>Properties</text:p>
          </table:table-cell>
          <table:table-cell office:value-type="float" office:value="532454" calcext:value-type="float">
            <text:p>532454</text:p>
          </table:table-cell>
          <table:table-cell office:value-type="string" calcext:value-type="string">
            <text:p>Understand how the atomic model determines its chemical properties. </text:p>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2-27</text:p>
          </table:table-cell>
          <table:table-cell office:value-type="string" calcext:value-type="string">
            <text:p>Kitchen Chem: Reaction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6-11</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and Level of Text Complexity (10)</text:p>
          </table:table-cell>
          <table:table-cell office:value-type="float" office:value="532392" calcext:value-type="float">
            <text:p>532392</text:p>
          </table:table-cell>
          <table:table-cell office:value-type="string" calcext:value-type="string">
            <text:p>Read and comprehend complex literary and informational texts independently and proficiently.</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7-07-24</text:p>
          </table:table-cell>
          <table:table-cell office:value-type="string" calcext:value-type="string">
            <text:p>Kitchen: Cooked CBRP</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6-11</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Writing</text:p>
          </table:table-cell>
          <table:table-cell office:value-type="string" calcext:value-type="string">
            <text:p>Research to Build and Present Knowledge (9)</text:p>
          </table:table-cell>
          <table:table-cell office:value-type="float" office:value="532378" calcext:value-type="float">
            <text:p>532378</text:p>
          </table:table-cell>
          <table:table-cell office:value-type="string" calcext:value-type="string">
            <text:p>Draw evidence from literary or informational texts to support analysis, reflection, and research.</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0: Phase Items</text:p>
          </table:table-cell>
          <table:table-cell office:value-type="string" calcext:value-type="string">
            <text:p>CBRP</text:p>
          </table:table-cell>
          <table:table-cell office:value-type="float" office:value="568238" calcext:value-type="float">
            <text:p>568238</text:p>
          </table:table-cell>
          <table:table-cell office:value-type="string" calcext:value-type="string">
            <text:p>SELECT THIS competency to identify projects as College/Career Bound Reading Projects. </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Integration of Knowledge and Ideas (9)</text:p>
          </table:table-cell>
          <table:table-cell office:value-type="float" office:value="532388" calcext:value-type="float">
            <text:p>532388</text:p>
          </table:table-cell>
          <table:table-cell office:value-type="string" calcext:value-type="string">
            <text:p>Analyze how two or more texts address similar themes or topics in order to build knowledge or to compare the approaches the authors take. </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1)</text:p>
          </table:table-cell>
          <table:table-cell office:value-type="float" office:value="532389" calcext:value-type="float">
            <text:p>532389</text:p>
          </table:table-cell>
          <table:table-cell office:value-type="string" calcext:value-type="string">
            <text:p>Read closely to determine what the text says explicitly and to make logical inferences from it; cite specific textual evidence when writing or speaking to support conclusions drawn from the text.</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2)</text:p>
          </table:table-cell>
          <table:table-cell office:value-type="float" office:value="532390" calcext:value-type="float">
            <text:p>532390</text:p>
          </table:table-cell>
          <table:table-cell office:value-type="string" calcext:value-type="string">
            <text:p>Determine central ideas or themes of a text and analyze their development; summarize the key supporting details of any idea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Has Perspective</text:p>
          </table:table-cell>
          <table:table-cell office:value-type="float" office:value="553652" calcext:value-type="float">
            <text:p>553652</text:p>
          </table:table-cell>
          <table:table-cell office:value-type="string" calcext:value-type="string">
            <text:p>Considered: A reasonably critical and comprehensive look at all points of view in the context of one?s own; makes clear that there is plausibility to other points of view.</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Literature Outside Second Project: Compare and Contras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0: Phase Items</text:p>
          </table:table-cell>
          <table:table-cell office:value-type="string" calcext:value-type="string">
            <text:p>CBRP</text:p>
          </table:table-cell>
          <table:table-cell office:value-type="float" office:value="568238" calcext:value-type="float">
            <text:p>568238</text:p>
          </table:table-cell>
          <table:table-cell office:value-type="string" calcext:value-type="string">
            <text:p>SELECT THIS competency to identify projects as College/Career Bound Reading Projects. </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Make it Matter - Literature Outside First Book Theme Paper/Projec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Interpreted</text:p>
          </table:table-cell>
          <table:table-cell office:value-type="float" office:value="553650" calcext:value-type="float">
            <text:p>553650</text:p>
          </table:table-cell>
          <table:table-cell office:value-type="string" calcext:value-type="string">
            <text:p>Perceptive: a helpful interpretation and/or analysis of the importance/meaning/ significance; tells a clear and instructive story; provides a useful history or context; sees different levels of interpretation.</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Make it Matter - Literature Outside First Book Theme Paper/Projec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1)</text:p>
          </table:table-cell>
          <table:table-cell office:value-type="float" office:value="532389" calcext:value-type="float">
            <text:p>532389</text:p>
          </table:table-cell>
          <table:table-cell office:value-type="string" calcext:value-type="string">
            <text:p>Read closely to determine what the text says explicitly and to make logical inferences from it; cite specific textual evidence when writing or speaking to support conclusions drawn from the text.</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Make it Matter - Literature Outside First Book Theme Paper/Projec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Explained</text:p>
          </table:table-cell>
          <table:table-cell office:value-type="float" office:value="553649" calcext:value-type="float">
            <text:p>553649</text:p>
          </table:table-cell>
          <table:table-cell office:value-type="string" calcext:value-type="string">
            <text:p>Developed : an account that reflects some in-depth and personalized ideas; the student is making the work his/her own, going beyond the given - there is supported theory here, but insufficient or inadequate evidence and argument.</text:p>
            <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Make it Matter - Literature Outside First Book Theme Paper/Projec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2)</text:p>
          </table:table-cell>
          <table:table-cell office:value-type="float" office:value="532390" calcext:value-type="float">
            <text:p>532390</text:p>
          </table:table-cell>
          <table:table-cell office:value-type="string" calcext:value-type="string">
            <text:p>Determine central ideas or themes of a text and analyze their development; summarize the key supporting details of any idea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09-18</text:p>
          </table:table-cell>
          <table:table-cell office:value-type="string" calcext:value-type="string">
            <text:p>Make it Matter - Literature Outside First Book Theme Paper/Project</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09-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vement Strategies</text:p>
          </table:table-cell>
          <table:table-cell office:value-type="float" office:value="532435" calcext:value-type="float">
            <text:p>532435</text:p>
          </table:table-cell>
          <table:table-cell office:value-type="string" calcext:value-type="string">
            <text:p>Use feedback from teachers, peers, other mediums, and self to improve motor skill performance and cognitive understanding.</text:p>
          </table:table-cell>
          <table:table-cell office:value-type="string" calcext:value-type="string">
            <text:p>Exemplary</text:p>
          </table:table-cell>
          <table:table-cell office:value-type="string" calcext:value-type="string">
            <text:p>Elizabeth Cardine</text:p>
          </table:table-cell>
          <table:table-cell/>
          <table:table-cell office:value-type="string" calcext:value-type="string">
            <text:p>2018-08-28</text:p>
          </table:table-cell>
          <table:table-cell office:value-type="string" calcext:value-type="string">
            <text:p>MIT Fencing</text:p>
          </table:table-cell>
          <table:table-cell office:value-type="string" calcext:value-type="string">
            <text:p>Trek proposal</text:p>
          </table:table-cell>
          <table:table-cell office:value-type="string" calcext:value-type="string">
            <text:p>STUDENT CREATED</text:p>
          </table:table-cell>
          <table:table-cell/>
          <table:table-cell office:value-type="string" calcext:value-type="string">
            <text:p>2018-06-01</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Listening</text:p>
          </table:table-cell>
          <table:table-cell office:value-type="string" calcext:value-type="string">
            <text:p>Comprehension and Collaboration (1)</text:p>
          </table:table-cell>
          <table:table-cell office:value-type="float" office:value="704658" calcext:value-type="float">
            <text:p>704658</text:p>
          </table:table-cell>
          <table:table-cell office:value-type="string" calcext:value-type="string">
            <text:p>Prepare for and participate effectively in a range of conversations and collaborations with diverse partners, building on others' ideas and expressing their own clearly and persuasively.</text:p>
          </table:table-cell>
          <table:table-cell office:value-type="string" calcext:value-type="string">
            <text:p>Proficient</text:p>
          </table:table-cell>
          <table:table-cell office:value-type="string" calcext:value-type="string">
            <text:p>Nate Gray</text:p>
          </table:table-cell>
          <table:table-cell/>
          <table:table-cell office:value-type="string" calcext:value-type="string">
            <text:p>2018-06-12</text:p>
          </table:table-cell>
          <table:table-cell office:value-type="string" calcext:value-type="string">
            <text:p>NEACAC College Fair Trek</text:p>
          </table:table-cell>
          <table:table-cell office:value-type="string" calcext:value-type="string">
            <text:p>Trek proposal</text:p>
          </table:table-cell>
          <table:table-cell office:value-type="string" calcext:value-type="string">
            <text:p>Nate Gray</text:p>
          </table:table-cell>
          <table:table-cell/>
          <table:table-cell office:value-type="string" calcext:value-type="string">
            <text:p>2018-06-12</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areer Exploration</text:p>
          </table:table-cell>
          <table:table-cell office:value-type="string" calcext:value-type="string">
            <text:p>Education and Training</text:p>
          </table:table-cell>
          <table:table-cell office:value-type="string" calcext:value-type="string">
            <text:p>Next Steps</text:p>
          </table:table-cell>
          <table:table-cell office:value-type="float" office:value="559622" calcext:value-type="float">
            <text:p>559622</text:p>
          </table:table-cell>
          <table:table-cell office:value-type="string" calcext:value-type="string">
            <text:p>Share and discuss their individual educational and career plan, including decisions to be implemented after high school. Display knowledge of the placement services available to assist the transition from high school to employment or the armed services. Identify the steps required for transition from high school to entry into postsecondary education, training, and/or employment. </text:p>
            <text:p/>
          </table:table-cell>
          <table:table-cell office:value-type="string" calcext:value-type="string">
            <text:p>Proficient</text:p>
          </table:table-cell>
          <table:table-cell office:value-type="string" calcext:value-type="string">
            <text:p>Nate Gray</text:p>
          </table:table-cell>
          <table:table-cell/>
          <table:table-cell office:value-type="string" calcext:value-type="string">
            <text:p>2018-06-12</text:p>
          </table:table-cell>
          <table:table-cell office:value-type="string" calcext:value-type="string">
            <text:p>NEACAC College Fair Trek</text:p>
          </table:table-cell>
          <table:table-cell office:value-type="string" calcext:value-type="string">
            <text:p>Trek proposal</text:p>
          </table:table-cell>
          <table:table-cell office:value-type="string" calcext:value-type="string">
            <text:p>Nate Gray</text:p>
          </table:table-cell>
          <table:table-cell/>
          <table:table-cell office:value-type="string" calcext:value-type="string">
            <text:p>2018-06-12</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areer Exploration</text:p>
          </table:table-cell>
          <table:table-cell office:value-type="string" calcext:value-type="string">
            <text:p>Education and Training</text:p>
          </table:table-cell>
          <table:table-cell office:value-type="string" calcext:value-type="string">
            <text:p>Lifelong Learning</text:p>
          </table:table-cell>
          <table:table-cell office:value-type="float" office:value="559619" calcext:value-type="float">
            <text:p>559619</text:p>
          </table:table-cell>
          <table:table-cell office:value-type="string" calcext:value-type="string">
            <text:p>Evaluate the relationship between their individual interests, abilities, and skills and achieving individual, social, educational, and career goals. Review and update their individual educational and career plan based on progress, continued and changing development of interests, and an awareness of the importance of lifelong learning. </text:p>
            <text:p/>
          </table:table-cell>
          <table:table-cell office:value-type="string" calcext:value-type="string">
            <text:p>Proficient</text:p>
          </table:table-cell>
          <table:table-cell office:value-type="string" calcext:value-type="string">
            <text:p>Nate Gray</text:p>
          </table:table-cell>
          <table:table-cell/>
          <table:table-cell office:value-type="string" calcext:value-type="string">
            <text:p>2018-06-12</text:p>
          </table:table-cell>
          <table:table-cell office:value-type="string" calcext:value-type="string">
            <text:p>NEACAC College Fair Trek</text:p>
          </table:table-cell>
          <table:table-cell office:value-type="string" calcext:value-type="string">
            <text:p>Trek proposal</text:p>
          </table:table-cell>
          <table:table-cell office:value-type="string" calcext:value-type="string">
            <text:p>Nate Gray</text:p>
          </table:table-cell>
          <table:table-cell/>
          <table:table-cell office:value-type="string" calcext:value-type="string">
            <text:p>2018-06-1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4: Phase Four</text:p>
          </table:table-cell>
          <table:table-cell office:value-type="string" calcext:value-type="string">
            <text:p>Phase Four ELA Portfolio*</text:p>
          </table:table-cell>
          <table:table-cell office:value-type="float" office:value="776696" calcext:value-type="float">
            <text:p>776696</text:p>
          </table:table-cell>
          <table:table-cell office:value-type="string" calcext:value-type="string">
            <text:p>SELECT THIS competency when creating your Phase 4 ELA Portfolio. MUST include 5 CCBRPs, 4 Reading Logs, and 100 page Autobiography. </text:p>
          </table:table-cell>
          <table:table-cell office:value-type="string" calcext:value-type="string">
            <text:p>Progressing</text:p>
          </table:table-cell>
          <table:table-cell office:value-type="string" calcext:value-type="string">
            <text:p>Sarah Stout</text:p>
          </table:table-cell>
          <table:table-cell/>
          <table:table-cell office:value-type="string" calcext:value-type="string">
            <text:p>2019-06-04</text:p>
          </table:table-cell>
          <table:table-cell office:value-type="string" calcext:value-type="string">
            <text:p>Phase 4 ELA Portfolio</text:p>
          </table:table-cell>
          <table:table-cell office:value-type="string" calcext:value-type="string">
            <text:p>EK Portfolio (a compilation, not really that hard)</text:p>
          </table:table-cell>
          <table:table-cell office:value-type="string" calcext:value-type="string">
            <text:p>STUDENT CREATED</text:p>
          </table:table-cell>
          <table:table-cell/>
          <table:table-cell office:value-type="string" calcext:value-type="string">
            <text:p>2019-06-04</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Explained</text:p>
          </table:table-cell>
          <table:table-cell office:value-type="float" office:value="553649" calcext:value-type="float">
            <text:p>553649</text:p>
          </table:table-cell>
          <table:table-cell office:value-type="string" calcext:value-type="string">
            <text:p>Developed : an account that reflects some in-depth and personalized ideas; the student is making the work his/her own, going beyond the given - there is supported theory here, but insufficient or inadequate evidence and argument.</text:p>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7-03-19</text:p>
          </table:table-cell>
          <table:table-cell office:value-type="string" calcext:value-type="string">
            <text:p>Phun: Relativity</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3-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Reading</text:p>
          </table:table-cell>
          <table:table-cell office:value-type="string" calcext:value-type="string">
            <text:p>Range of Reading and Level of Text Complexity (10)</text:p>
          </table:table-cell>
          <table:table-cell office:value-type="float" office:value="532392" calcext:value-type="float">
            <text:p>532392</text:p>
          </table:table-cell>
          <table:table-cell office:value-type="string" calcext:value-type="string">
            <text:p>Read and comprehend complex literary and informational texts independently and proficiently.</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7-03-19</text:p>
          </table:table-cell>
          <table:table-cell office:value-type="string" calcext:value-type="string">
            <text:p>Phun: Relativity</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3-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All Phase Checklist Items</text:p>
          </table:table-cell>
          <table:table-cell office:value-type="string" calcext:value-type="string">
            <text:p>0: Phase Items</text:p>
          </table:table-cell>
          <table:table-cell office:value-type="string" calcext:value-type="string">
            <text:p>CBRP</text:p>
          </table:table-cell>
          <table:table-cell office:value-type="float" office:value="568238" calcext:value-type="float">
            <text:p>568238</text:p>
          </table:table-cell>
          <table:table-cell office:value-type="string" calcext:value-type="string">
            <text:p>SELECT THIS competency to identify projects as College/Career Bound Reading Projects.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7-03-19</text:p>
          </table:table-cell>
          <table:table-cell office:value-type="string" calcext:value-type="string">
            <text:p>Phun: Relativity</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7-03-1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Self-Aware</text:p>
          </table:table-cell>
          <table:table-cell office:value-type="float" office:value="553654" calcext:value-type="float">
            <text:p>553654</text:p>
          </table:table-cell>
          <table:table-cell office:value-type="string" calcext:value-type="string">
            <text:p>Thoughtful: generally aware of what is and is not understand; aware of how prejudice and projection can occur without awareness and shape one?s views.</text:p>
          </table:table-cell>
          <table:table-cell office:value-type="string" calcext:value-type="string">
            <text:p>Exemplary</text:p>
          </table:table-cell>
          <table:table-cell office:value-type="string" calcext:value-type="string">
            <text:p>Amy Knight</text:p>
          </table:table-cell>
          <table:table-cell/>
          <table:table-cell office:value-type="string" calcext:value-type="string">
            <text:p>2017-01-14</text:p>
          </table:table-cell>
          <table:table-cell office:value-type="string" calcext:value-type="string">
            <text:p>Portfolio</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0-27</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Career Exploration</text:p>
          </table:table-cell>
          <table:table-cell office:value-type="string" calcext:value-type="string">
            <text:p>Successful Transitions</text:p>
          </table:table-cell>
          <table:table-cell office:value-type="string" calcext:value-type="string">
            <text:p>Interviewing and Applying</text:p>
          </table:table-cell>
          <table:table-cell office:value-type="float" office:value="559613" calcext:value-type="float">
            <text:p>559613</text:p>
          </table:table-cell>
          <table:table-cell office:value-type="string" calcext:value-type="string">
            <text:p>Demonstrate skills and behaviors necessary for a successful interview. Demonstrate skills in preparing a resume and completing job applications. </text:p>
            <text:p/>
          </table:table-cell>
          <table:table-cell office:value-type="string" calcext:value-type="string">
            <text:p>Proficient</text:p>
          </table:table-cell>
          <table:table-cell office:value-type="string" calcext:value-type="string">
            <text:p>Amy Knight</text:p>
          </table:table-cell>
          <table:table-cell/>
          <table:table-cell office:value-type="string" calcext:value-type="string">
            <text:p>2017-01-14</text:p>
          </table:table-cell>
          <table:table-cell office:value-type="string" calcext:value-type="string">
            <text:p>Portfolio</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6-10-27</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Advanced Math (choice)</text:p>
          </table:table-cell>
          <table:table-cell office:value-type="string" calcext:value-type="string">
            <text:p>Geo: Dimensions and Modeling</text:p>
          </table:table-cell>
          <table:table-cell office:value-type="float" office:value="532421" calcext:value-type="float">
            <text:p>532421</text:p>
          </table:table-cell>
          <table:table-cell office:value-type="string" calcext:value-type="string">
            <text:p>Explain the relationship between 2 and 3 dimensional objects, explaining volume formulas and using them to solve problems. </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8-06-07</text:p>
          </table:table-cell>
          <table:table-cell office:value-type="string" calcext:value-type="string">
            <text:p>Problem Solving with Swift: Dimensions and Modeling</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8-03-01</text:p>
          </table:table-cell>
        </table:table-row>
        <table:table-row table:style-name="ro3">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Civics</text:p>
          </table:table-cell>
          <table:table-cell office:value-type="string" calcext:value-type="string">
            <text:p>Processes, Rules, and Laws</text:p>
          </table:table-cell>
          <table:table-cell office:value-type="float" office:value="532464" calcext:value-type="float">
            <text:p>532464</text:p>
          </table:table-cell>
          <table:table-cell office:value-type="string" calcext:value-type="string">
            <text:p>Public policies are among the</text:p>
            <text:p>tools that governments use to address public problems.</text:p>
            <text:p>Students must learn how various rules, processes, laws,</text:p>
            <text:p>and policies actually work, which requires factual</text:p>
            <text:p>understanding of political systems and is the focus</text:p>
            <text:p>of this section.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7-09-19</text:p>
          </table:table-cell>
          <table:table-cell office:value-type="string" calcext:value-type="string">
            <text:p>Studio: Citizen Handbook</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7-09-19</text:p>
          </table:table-cell>
        </table:table-row>
        <table:table-row table:style-name="ro4">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Historical Sources &amp; Evidence</text:p>
          </table:table-cell>
          <table:table-cell office:value-type="float" office:value="726301" calcext:value-type="float">
            <text:p>726301</text:p>
          </table:table-cell>
          <table:table-cell office:value-type="string" calcext:value-type="string">
            <text:p>Historical inquiry is based on materials left from the</text:p>
            <text:p>past that can be studied and analyzed. Such materials,</text:p>
            <text:p>referred to as historical sources or primary sources,</text:p>
            <text:p>include written documents, but also objects, artistic</text:p>
            <text:p>works, oral accounts, landscapes that humans have</text:p>
            <text:p>modified, or even materials contained within the</text:p>
            <text:p>human body, such as DNA.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Employee vs. Employer</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5">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Change, Continuity, &amp; Context</text:p>
          </table:table-cell>
          <table:table-cell office:value-type="float" office:value="726299" calcext:value-type="float">
            <text:p>726299</text:p>
          </table:table-cell>
          <table:table-cell office:value-type="string" calcext:value-type="string">
            <text:p>Chronological reasoning requires understanding processes of change and continuity over</text:p>
            <text:p>time, which means assessing similarities and differences between historical periods and between the past</text:p>
            <text:p>and present. It also involves coming to understand</text:p>
            <text:p>how a change in one area of life relates to a change in</text:p>
            <text:p>other areas, thus bringing together political, economic, intellectual, social, cultural, and other factors.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Employee vs. Employer</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6">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Stratification &amp; Inequality</text:p>
          </table:table-cell>
          <table:table-cell office:value-type="float" office:value="532475" calcext:value-type="float">
            <text:p>532475</text:p>
          </table:table-cell>
          <table:table-cell office:value-type="string" calcext:value-type="string">
            <text:p>Sociology helps students to understand their own and</text:p>
            <text:p>others’ social problems. Group memberships and identities provide or deny certain opportunities and power.</text:p>
            <text:p>They also create and reinforce social stratification. This</text:p>
            <text:p>can result in conflict between groups for scarce or</text:p>
            <text:p>valued resources, and in diminished access for some in</text:p>
            <text:p>74 • C3 Framework</text:p>
            <text:p>society as others control these resources. Disadvantaged</text:p>
            <text:p>groups experience social problems such as poverty,</text:p>
            <text:p>unemployment, poor education, lack of access to health</text:p>
            <text:p>care, and inequality in obtaining rights and privileges.</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Employee vs. Employer</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7">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Perspectives</text:p>
          </table:table-cell>
          <table:table-cell office:value-type="float" office:value="726300" calcext:value-type="float">
            <text:p>726300</text:p>
          </table:table-cell>
          <table:table-cell office:value-type="string" calcext:value-type="string">
            <text:p>History is interpretive. Even if they are eyewitnesses, people construct different accounts of the same</text:p>
            <text:p>event, which are shaped by their perspectives—their</text:p>
            <text:p>ideas, attitudes, and beliefs. Historical understanding</text:p>
            <text:p>requires recognizing this multiplicity of points of</text:p>
            <text:p>view in the past, which makes it important to seek</text:p>
            <text:p>out a range of sources on any historical question</text:p>
            <text:p>rather than simply use those that are easiest to find.</text:p>
            <text:p>It also requires recognizing that perspectives change</text:p>
            <text:p>over time, so that historical understanding requires</text:p>
            <text:p>developing a sense of empathy with people in the past</text:p>
            <text:p>whose perspectives might be very different from those</text:p>
            <text:p>of today.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Employee vs. Employer</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5">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Causation &amp; Argumentation</text:p>
          </table:table-cell>
          <table:table-cell office:value-type="float" office:value="726302" calcext:value-type="float">
            <text:p>726302</text:p>
          </table:table-cell>
          <table:table-cell office:value-type="string" calcext:value-type="string">
            <text:p>. Historical thinking involves using evidence and reasoning to draw conclusions about probable causes and effects, recognizing</text:p>
            <text:p>that these are multiple and complex. It requires understanding that the outcome of any historical event</text:p>
            <text:p>may not be what those who engaged in it intended</text:p>
            <text:p>or predicted, so that chains of cause and effect in the</text:p>
            <text:p>past are unexpected and contingent, not pre-determined.</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Employee vs. Employer</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8">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Global Geography</text:p>
          </table:table-cell>
          <table:table-cell office:value-type="string" calcext:value-type="string">
            <text:p>Human-Environment Interactions</text:p>
          </table:table-cell>
          <table:table-cell office:value-type="float" office:value="726310" calcext:value-type="float">
            <text:p>726310</text:p>
          </table:table-cell>
          <table:table-cell office:value-type="string" calcext:value-type="string">
            <text:p>Human-environment interactions are essential aspects of human life in all societies and they occur at</text:p>
            <text:p>local-to-global scales. Human-environment interactions happen both in specific places and across broad</text:p>
            <text:p>regions. Culture influences the locations and the types</text:p>
            <text:p>of interactions that occur.</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Nature's Influence</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4">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Global Geography</text:p>
          </table:table-cell>
          <table:table-cell office:value-type="string" calcext:value-type="string">
            <text:p>Human Population</text:p>
          </table:table-cell>
          <table:table-cell office:value-type="float" office:value="726311" calcext:value-type="float">
            <text:p>726311</text:p>
          </table:table-cell>
          <table:table-cell office:value-type="string" calcext:value-type="string">
            <text:p>The size, composition, distribution, and movement of human populations are fundamental and</text:p>
            <text:p>active features on Earth’s surface. The expansion</text:p>
            <text:p>and redistribution of the human population affects</text:p>
            <text:p>patterns of settlement, environmental changes, and</text:p>
            <text:p>resource use. The spatial patterns and movements of</text:p>
            <text:p>population also relate to physical phenomena including climate variability, landforms, and locations of</text:p>
            <text:p>various natural hazards.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Nature's Influence</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5">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Global Geography</text:p>
          </table:table-cell>
          <table:table-cell office:value-type="string" calcext:value-type="string">
            <text:p>Geographic Representations</text:p>
          </table:table-cell>
          <table:table-cell office:value-type="float" office:value="726309" calcext:value-type="float">
            <text:p>726309</text:p>
          </table:table-cell>
          <table:table-cell office:value-type="string" calcext:value-type="string">
            <text:p>Creating maps and using geospatial technologies</text:p>
            <text:p>requires a process of answering geographic questions</text:p>
            <text:p>by gathering relevant information; organizing and</text:p>
            <text:p>analyzing the information; and using effective means</text:p>
            <text:p>to communicate the findings.</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Nature's Influence</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8">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Global Geography</text:p>
          </table:table-cell>
          <table:table-cell office:value-type="string" calcext:value-type="string">
            <text:p>Global Interconnections</text:p>
          </table:table-cell>
          <table:table-cell office:value-type="float" office:value="726312" calcext:value-type="float">
            <text:p>726312</text:p>
          </table:table-cell>
          <table:table-cell office:value-type="string" calcext:value-type="string">
            <text:p>Global interconnections occur in both human and</text:p>
            <text:p>physical systems. Earth is a set of interconnected ecosystems of which humans are an influential</text:p>
            <text:p>part. Many natural phenomena have no perceptible</text:p>
            <text:p>boundaries. </text:p>
          </table:table-cell>
          <table:table-cell office:value-type="string" calcext:value-type="string">
            <text:p>Exemplary</text:p>
          </table:table-cell>
          <table:table-cell office:value-type="string" calcext:value-type="string">
            <text:p>Nate Gray</text:p>
          </table:table-cell>
          <table:table-cell/>
          <table:table-cell office:value-type="string" calcext:value-type="string">
            <text:p>2018-06-24</text:p>
          </table:table-cell>
          <table:table-cell office:value-type="string" calcext:value-type="string">
            <text:p>Studio: Nature's Influence</text:p>
          </table:table-cell>
          <table:table-cell office:value-type="string" calcext:value-type="string">
            <text:p>EK Projects, CBRPs, Internship projects</text:p>
          </table:table-cell>
          <table:table-cell office:value-type="string" calcext:value-type="string">
            <text:p>Nate Gray</text:p>
          </table:table-cell>
          <table:table-cell/>
          <table:table-cell office:value-type="string" calcext:value-type="string">
            <text:p>2018-06-18</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1: Mathematician</text:p>
          </table:table-cell>
          <table:table-cell office:value-type="string" calcext:value-type="string">
            <text:p>Advanced Math (choice)</text:p>
          </table:table-cell>
          <table:table-cell office:value-type="string" calcext:value-type="string">
            <text:p>Geo: Coordinate Geometry</text:p>
          </table:table-cell>
          <table:table-cell office:value-type="float" office:value="532422" calcext:value-type="float">
            <text:p>532422</text:p>
          </table:table-cell>
          <table:table-cell office:value-type="string" calcext:value-type="string">
            <text:p>Use coordinates to prove simple geometric theorems Algebraically.</text:p>
          </table:table-cell>
          <table:table-cell office:value-type="string" calcext:value-type="string">
            <text:p>Proficient</text:p>
          </table:table-cell>
          <table:table-cell office:value-type="string" calcext:value-type="string">
            <text:p>Alaura Bailey</text:p>
          </table:table-cell>
          <table:table-cell/>
          <table:table-cell office:value-type="string" calcext:value-type="string">
            <text:p>2017-12-10</text:p>
          </table:table-cell>
          <table:table-cell office:value-type="string" calcext:value-type="string">
            <text:p>The Mandala Effect: <text:s/>Coordinate Geometry</text:p>
          </table:table-cell>
          <table:table-cell office:value-type="string" calcext:value-type="string">
            <text:p>EK Projects, CBRPs, Internship projects</text:p>
          </table:table-cell>
          <table:table-cell office:value-type="string" calcext:value-type="string">
            <text:p>Alaura Bailey</text:p>
          </table:table-cell>
          <table:table-cell/>
          <table:table-cell office:value-type="string" calcext:value-type="string">
            <text:p>2017-12-10</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Responding</text:p>
          </table:table-cell>
          <table:table-cell office:value-type="string" calcext:value-type="string">
            <text:p>Musical</text:p>
          </table:table-cell>
          <table:table-cell office:value-type="float" office:value="532366" calcext:value-type="float">
            <text:p>532366</text:p>
          </table:table-cell>
          <table:table-cell office:value-type="string" calcext:value-type="string">
            <text:p>Select, analyze and interpret artistic work for presentation. Develop and refine the work, conveying meaning through the presentation.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2</text:p>
          </table:table-cell>
          <table:table-cell office:value-type="string" calcext:value-type="string">
            <text:p>Universe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2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Connecting</text:p>
          </table:table-cell>
          <table:table-cell office:value-type="string" calcext:value-type="string">
            <text:p>Musical</text:p>
          </table:table-cell>
          <table:table-cell office:value-type="float" office:value="677158" calcext:value-type="float">
            <text:p>677158</text:p>
          </table:table-cell>
          <table:table-cell office:value-type="string" calcext:value-type="string">
            <text:p>Synthesize knowledge and personal experiences to create art, using social, cultural and historical context.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2</text:p>
          </table:table-cell>
          <table:table-cell office:value-type="string" calcext:value-type="string">
            <text:p>Universe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2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Performing</text:p>
          </table:table-cell>
          <table:table-cell office:value-type="string" calcext:value-type="string">
            <text:p>Musical</text:p>
          </table:table-cell>
          <table:table-cell office:value-type="float" office:value="532364" calcext:value-type="float">
            <text:p>532364</text:p>
          </table:table-cell>
          <table:table-cell office:value-type="string" calcext:value-type="string">
            <text:p>Perceive, analyze and interpret artistic work, applying criteria for evaluation.</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2</text:p>
          </table:table-cell>
          <table:table-cell office:value-type="string" calcext:value-type="string">
            <text:p>Universe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2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5: Artist</text:p>
          </table:table-cell>
          <table:table-cell office:value-type="string" calcext:value-type="string">
            <text:p>Creating</text:p>
          </table:table-cell>
          <table:table-cell office:value-type="string" calcext:value-type="string">
            <text:p>Musical</text:p>
          </table:table-cell>
          <table:table-cell office:value-type="float" office:value="532363" calcext:value-type="float">
            <text:p>532363</text:p>
          </table:table-cell>
          <table:table-cell office:value-type="string" calcext:value-type="string">
            <text:p>Generate and conceptualize artistic ideas and work, developing and refining along the way.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9-06-02</text:p>
          </table:table-cell>
          <table:table-cell office:value-type="string" calcext:value-type="string">
            <text:p>Universe Probability</text:p>
          </table:table-cell>
          <table:table-cell office:value-type="string" calcext:value-type="string">
            <text:p>EK Projects, CBRPs, Internship projects</text:p>
          </table:table-cell>
          <table:table-cell office:value-type="string" calcext:value-type="string">
            <text:p>STUDENT CREATED</text:p>
          </table:table-cell>
          <table:table-cell/>
          <table:table-cell office:value-type="string" calcext:value-type="string">
            <text:p>2019-05-29</text:p>
          </table:table-cell>
        </table:table-row>
        <table:table-row table:style-name="ro9">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Social Structure</text:p>
          </table:table-cell>
          <table:table-cell office:value-type="float" office:value="532477" calcext:value-type="float">
            <text:p>532477</text:p>
          </table:table-cell>
          <table:table-cell office:value-type="string" calcext:value-type="string">
            <text:p>In order to understand how social patterns are</text:p>
            <text:p>created and maintained over time; examples of these</text:p>
            <text:p>might include persistent violence or long-standing disparities in school achievement. Important components</text:p>
            <text:p>of social structures are institutions such as the economy,</text:p>
            <text:p>government and politics, the educational system, the</text:p>
            <text:p>family, religion, and the health care system. Culture</text:p>
            <text:p>includes the language, norms, values, and material</text:p>
            <text:p>goods of a society. Social structure and culture work in</text:p>
            <text:p>tandem to shape societies, but are not completely rigid.</text:p>
            <text:p>All individuals are impacted by social change, which refers to the transformation of culture, social institutions,</text:p>
            <text:p>and social structure over time.</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Writing</text:p>
          </table:table-cell>
          <table:table-cell office:value-type="string" calcext:value-type="string">
            <text:p>Range of Writing (10)</text:p>
          </table:table-cell>
          <table:table-cell office:value-type="float" office:value="532375" calcext:value-type="float">
            <text:p>532375</text:p>
          </table:table-cell>
          <table:table-cell office:value-type="string" calcext:value-type="string">
            <text:p>Write routinely over extended time frames (time for research, reflection, and revision) and shorter time frames (a single sitting or a day or two) for a range of tasks, purposes, and audience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6">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Stratification &amp; Inequality</text:p>
          </table:table-cell>
          <table:table-cell office:value-type="float" office:value="532475" calcext:value-type="float">
            <text:p>532475</text:p>
          </table:table-cell>
          <table:table-cell office:value-type="string" calcext:value-type="string">
            <text:p>Sociology helps students to understand their own and</text:p>
            <text:p>others’ social problems. Group memberships and identities provide or deny certain opportunities and power.</text:p>
            <text:p>They also create and reinforce social stratification. This</text:p>
            <text:p>can result in conflict between groups for scarce or</text:p>
            <text:p>valued resources, and in diminished access for some in</text:p>
            <text:p>74 • C3 Framework</text:p>
            <text:p>society as others control these resources. Disadvantaged</text:p>
            <text:p>groups experience social problems such as poverty,</text:p>
            <text:p>unemployment, poor education, lack of access to health</text:p>
            <text:p>care, and inequality in obtaining rights and privilege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Empathetic</text:p>
          </table:table-cell>
          <table:table-cell office:value-type="float" office:value="553653" calcext:value-type="float">
            <text:p>553653</text:p>
          </table:table-cell>
          <table:table-cell office:value-type="string" calcext:value-type="string">
            <text:p>Aware: knows and feels that others see and feel differently, and is somewhat able to empathize with other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Self-Aware</text:p>
          </table:table-cell>
          <table:table-cell office:value-type="float" office:value="553654" calcext:value-type="float">
            <text:p>553654</text:p>
          </table:table-cell>
          <table:table-cell office:value-type="string" calcext:value-type="string">
            <text:p>Thoughtful: generally aware of what is and is not understand; aware of how prejudice and projection can occur without awareness and shape one?s view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Explained</text:p>
          </table:table-cell>
          <table:table-cell office:value-type="float" office:value="553649" calcext:value-type="float">
            <text:p>553649</text:p>
          </table:table-cell>
          <table:table-cell office:value-type="string" calcext:value-type="string">
            <text:p>Developed : an account that reflects some in-depth and personalized ideas; the student is making the work his/her own, going beyond the given - there is supported theory here, but insufficient or inadequate evidence and argument.</text:p>
            <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5">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Civics</text:p>
          </table:table-cell>
          <table:table-cell office:value-type="string" calcext:value-type="string">
            <text:p>Participation &amp; Deliberation</text:p>
          </table:table-cell>
          <table:table-cell office:value-type="float" office:value="532462" calcext:value-type="float">
            <text:p>532462</text:p>
          </table:table-cell>
          <table:table-cell office:value-type="string" calcext:value-type="string">
            <text:p>Civics teaches the principles—such as adherence to</text:p>
            <text:p>the social contract, consent of the governed, limited</text:p>
            <text:p>government, legitimate authority, federalism, and</text:p>
            <text:p>separation of powers—that are meant to guide official</text:p>
            <text:p>institutions such as legislatures, courts, and government agencie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Final Debate</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6">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American Stratification &amp; Inequality</text:p>
          </table:table-cell>
          <table:table-cell office:value-type="float" office:value="532475" calcext:value-type="float">
            <text:p>532475</text:p>
          </table:table-cell>
          <table:table-cell office:value-type="string" calcext:value-type="string">
            <text:p>Sociology helps students to understand their own and</text:p>
            <text:p>others’ social problems. Group memberships and identities provide or deny certain opportunities and power.</text:p>
            <text:p>They also create and reinforce social stratification. This</text:p>
            <text:p>can result in conflict between groups for scarce or</text:p>
            <text:p>valued resources, and in diminished access for some in</text:p>
            <text:p>74 • C3 Framework</text:p>
            <text:p>society as others control these resources. Disadvantaged</text:p>
            <text:p>groups experience social problems such as poverty,</text:p>
            <text:p>unemployment, poor education, lack of access to health</text:p>
            <text:p>care, and inequality in obtaining rights and privileges.</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ost Election Thought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Has Perspective</text:p>
          </table:table-cell>
          <table:table-cell office:value-type="float" office:value="553652" calcext:value-type="float">
            <text:p>553652</text:p>
          </table:table-cell>
          <table:table-cell office:value-type="string" calcext:value-type="string">
            <text:p>Considered: A reasonably critical and comprehensive look at all points of view in the context of one?s own; makes clear that there is plausibility to other points of view.</text:p>
          </table:table-cell>
          <table:table-cell office:value-type="string" calcext:value-type="string">
            <text:p>Proficient</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ost Election Thought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5">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Civics</text:p>
          </table:table-cell>
          <table:table-cell office:value-type="string" calcext:value-type="string">
            <text:p>Participation &amp; Deliberation</text:p>
          </table:table-cell>
          <table:table-cell office:value-type="float" office:value="532462" calcext:value-type="float">
            <text:p>532462</text:p>
          </table:table-cell>
          <table:table-cell office:value-type="string" calcext:value-type="string">
            <text:p>Civics teaches the principles—such as adherence to</text:p>
            <text:p>the social contract, consent of the governed, limited</text:p>
            <text:p>government, legitimate authority, federalism, and</text:p>
            <text:p>separation of powers—that are meant to guide official</text:p>
            <text:p>institutions such as legislatures, courts, and government agencies.</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rimarie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Civics</text:p>
          </table:table-cell>
          <table:table-cell office:value-type="string" calcext:value-type="string">
            <text:p>Civic &amp; Political Instutitions</text:p>
          </table:table-cell>
          <table:table-cell office:value-type="float" office:value="532465" calcext:value-type="float">
            <text:p>532465</text:p>
          </table:table-cell>
          <table:table-cell office:value-type="string" calcext:value-type="string">
            <text:p>In order to act responsibly and effectively, citizens must understand the important institutions of their society and the principles that these institutions are intended to reflect. That requires mastery of a body of knowledge about law, politics, and government.</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rimarie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2">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Understanding</text:p>
          </table:table-cell>
          <table:table-cell/>
          <table:table-cell office:value-type="string" calcext:value-type="string">
            <text:p>Well Explained</text:p>
          </table:table-cell>
          <table:table-cell office:value-type="float" office:value="553649" calcext:value-type="float">
            <text:p>553649</text:p>
          </table:table-cell>
          <table:table-cell office:value-type="string" calcext:value-type="string">
            <text:p>Developed : an account that reflects some in-depth and personalized ideas; the student is making the work his/her own, going beyond the given - there is supported theory here, but insufficient or inadequate evidence and argument.</text:p>
            <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rimarie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4: Social Scientist</text:p>
          </table:table-cell>
          <table:table-cell office:value-type="string" calcext:value-type="string">
            <text:p>American Studies</text:p>
          </table:table-cell>
          <table:table-cell office:value-type="string" calcext:value-type="string">
            <text:p>OLD: America's Role</text:p>
          </table:table-cell>
          <table:table-cell office:value-type="float" office:value="532474" calcext:value-type="float">
            <text:p>532474</text:p>
          </table:table-cell>
          <table:table-cell office:value-type="string" calcext:value-type="string">
            <text:p>Analyze the impact of the United States' contributions to the ideals of democracy and representative government on world affairs.</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rimarie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0: ELA</text:p>
          </table:table-cell>
          <table:table-cell office:value-type="string" calcext:value-type="string">
            <text:p>Writing</text:p>
          </table:table-cell>
          <table:table-cell office:value-type="string" calcext:value-type="string">
            <text:p>Production and Distribution of Writing (4)</text:p>
          </table:table-cell>
          <table:table-cell office:value-type="float" office:value="532372" calcext:value-type="float">
            <text:p>532372</text:p>
          </table:table-cell>
          <table:table-cell office:value-type="string" calcext:value-type="string">
            <text:p>Produce clear and coherent writing in which the development, organization, and style are appropriate to task, purpose, and audience.</text:p>
          </table:table-cell>
          <table:table-cell office:value-type="string" calcext:value-type="string">
            <text:p>Exemplary</text:p>
          </table:table-cell>
          <table:table-cell office:value-type="string" calcext:value-type="string">
            <text:p>Julia Lagace</text:p>
          </table:table-cell>
          <table:table-cell/>
          <table:table-cell office:value-type="string" calcext:value-type="string">
            <text:p>2016-12-22</text:p>
          </table:table-cell>
          <table:table-cell office:value-type="string" calcext:value-type="string">
            <text:p>U.S. Politics - Primaries</text:p>
          </table:table-cell>
          <table:table-cell office:value-type="string" calcext:value-type="string">
            <text:p>EK Projects, CBRPs, Internship projects</text:p>
          </table:table-cell>
          <table:table-cell office:value-type="string" calcext:value-type="string">
            <text:p>Julia Lagace</text:p>
          </table:table-cell>
          <table:table-cell/>
          <table:table-cell office:value-type="string" calcext:value-type="string">
            <text:p>2016-12-22</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2: Scientist</text:p>
          </table:table-cell>
          <table:table-cell office:value-type="string" calcext:value-type="string">
            <text:p>Chemistry</text:p>
          </table:table-cell>
          <table:table-cell office:value-type="string" calcext:value-type="string">
            <text:p>Structures</text:p>
          </table:table-cell>
          <table:table-cell office:value-type="float" office:value="737430" calcext:value-type="float">
            <text:p>737430</text:p>
          </table:table-cell>
          <table:table-cell office:value-type="string" calcext:value-type="string">
            <text:p>Understand atomic models and the periodic table. </text:p>
          </table:table-cell>
          <table:table-cell office:value-type="string" calcext:value-type="string">
            <text:p>Proficient</text:p>
          </table:table-cell>
          <table:table-cell office:value-type="string" calcext:value-type="string">
            <text:p>Elizabeth Cardine</text:p>
          </table:table-cell>
          <table:table-cell/>
          <table:table-cell office:value-type="string" calcext:value-type="string">
            <text:p>2018-02-27</text:p>
          </table:table-cell>
          <table:table-cell office:value-type="string" calcext:value-type="string">
            <text:p>WQ18 Kitchen: Structures</text:p>
          </table:table-cell>
          <table:table-cell office:value-type="string" calcext:value-type="string">
            <text:p>EK Projects, CBRPs, Internship projects</text:p>
          </table:table-cell>
          <table:table-cell office:value-type="string" calcext:value-type="string">
            <text:p>Elizabeth Cardine</text:p>
          </table:table-cell>
          <table:table-cell/>
          <table:table-cell office:value-type="string" calcext:value-type="string">
            <text:p>2018-02-04</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3: Technologist</text:p>
          </table:table-cell>
          <table:table-cell office:value-type="string" calcext:value-type="string">
            <text:p>Designed World Focus (choose 2)</text:p>
          </table:table-cell>
          <table:table-cell office:value-type="string" calcext:value-type="string">
            <text:p>Information &amp; Communication</text:p>
          </table:table-cell>
          <table:table-cell office:value-type="float" office:value="532526" calcext:value-type="float">
            <text:p>532526</text:p>
          </table:table-cell>
          <table:table-cell office:value-type="string" calcext:value-type="string">
            <text:p>Develop an understanding of and be able to select and use information and communication technologies</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7-01-13</text:p>
          </table:table-cell>
          <table:table-cell office:value-type="string" calcext:value-type="string">
            <text:p>YMCA Rock Climbing</text:p>
          </table:table-cell>
          <table:table-cell office:value-type="string" calcext:value-type="string">
            <text:p>Trek proposal</text:p>
          </table:table-cell>
          <table:table-cell office:value-type="string" calcext:value-type="string">
            <text:p>STUDENT CREATED</text:p>
          </table:table-cell>
          <table:table-cell/>
          <table:table-cell office:value-type="string" calcext:value-type="string">
            <text:p>2017-01-09</text:p>
          </table:table-cell>
        </table:table-row>
        <table:table-row table:style-name="ro1">
          <table:table-cell office:value-type="string" calcext:value-type="string">
            <text:p>Warning</text:p>
          </table:table-cell>
          <table:table-cell/>
          <table:table-cell office:value-type="string" calcext:value-type="string">
            <text:p>Sorensen</text:p>
          </table:table-cell>
          <table:table-cell office:value-type="string" calcext:value-type="string">
            <text:p>Walker</text:p>
          </table:table-cell>
          <table:table-cell table:number-columns-repeated="3"/>
          <table:table-cell office:value-type="string" calcext:value-type="string">
            <text:p>Wellness</text:p>
          </table:table-cell>
          <table:table-cell office:value-type="string" calcext:value-type="string">
            <text:p>Physical Education</text:p>
          </table:table-cell>
          <table:table-cell office:value-type="string" calcext:value-type="string">
            <text:p>Movement Strategies</text:p>
          </table:table-cell>
          <table:table-cell office:value-type="float" office:value="532435" calcext:value-type="float">
            <text:p>532435</text:p>
          </table:table-cell>
          <table:table-cell office:value-type="string" calcext:value-type="string">
            <text:p>Use feedback from teachers, peers, other mediums, and self to improve motor skill performance and cognitive understanding.</text:p>
          </table:table-cell>
          <table:table-cell office:value-type="string" calcext:value-type="string">
            <text:p>Proficient</text:p>
          </table:table-cell>
          <table:table-cell office:value-type="string" calcext:value-type="string">
            <text:p>Jason D'Amboise</text:p>
          </table:table-cell>
          <table:table-cell/>
          <table:table-cell office:value-type="string" calcext:value-type="string">
            <text:p>2017-01-13</text:p>
          </table:table-cell>
          <table:table-cell office:value-type="string" calcext:value-type="string">
            <text:p>YMCA Rock Climbing</text:p>
          </table:table-cell>
          <table:table-cell office:value-type="string" calcext:value-type="string">
            <text:p>Trek proposal</text:p>
          </table:table-cell>
          <table:table-cell office:value-type="string" calcext:value-type="string">
            <text:p>STUDENT CREATED</text:p>
          </table:table-cell>
          <table:table-cell/>
          <table:table-cell office:value-type="string" calcext:value-type="string">
            <text:p>2017-01-0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date>2021-10-19T14:55:27.487284157</dc:date>
    <meta:editing-duration>PT1H27M34S</meta:editing-duration>
    <meta:editing-cycles>1</meta:editing-cycles>
    <meta:document-statistic meta:table-count="1" meta:cell-count="1815" meta:object-count="0"/>
  </office:meta>
</office:document-meta>
</file>